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onsolas" svg:font-family="Consolas"/>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071in" style:page-number="auto"/>
      <style:text-properties fo:font-size="6.15000009536743pt" style:font-size-asian="6.15000009536743pt" style:font-size-complex="6.15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71in" style:type="right"/>
        </style:tab-stops>
      </style:paragraph-properties>
    </style:style>
    <style:style style:name="P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5"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6" style:family="paragraph" style:parent-style-name="Body_20_text_20__28_4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1945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style>
    <style:style style:name="P9" style:family="paragraph" style:parent-style-name="Body_20_text_20__28_4_29_" style:master-page-name="">
      <style:paragraph-properties fo:margin-left="0in" fo:margin-right="0in" fo:margin-top="0in" fo:margin-bottom="0in" loext:contextual-spacing="false" fo:line-height="0.1335in" fo:text-align="start" style:justify-single-word="false" fo:text-indent="0.1945in" style:auto-text-indent="false" style:page-number="auto"/>
    </style:style>
    <style:style style:name="P10"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2" style:family="paragraph" style:parent-style-name="Body_20_text_20__28_4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3" style:family="paragraph" style:parent-style-name="Body_20_text_20__28_5_29_" style:master-page-name="">
      <style:paragraph-properties fo:margin-left="0in" fo:margin-right="0in" fo:margin-top="0in" fo:margin-bottom="0in" loext:contextual-spacing="false" fo:text-indent="0.1807in" style:auto-text-indent="false" style:page-number="auto"/>
    </style:style>
    <style:style style:name="P14" style:family="paragraph" style:parent-style-name="Heading_20__23_1" style:master-page-name="">
      <style:paragraph-properties fo:margin-left="0.1528in" fo:margin-right="0in" fo:margin-top="0in" fo:margin-bottom="0in" loext:contextual-spacing="false" fo:line-height="0.2638in" fo:keep-together="always" fo:text-indent="0in" style:auto-text-indent="false" style:page-number="auto" fo:keep-with-next="always"/>
    </style:style>
    <style:style style:name="P15" style:family="paragraph" style:parent-style-name="Body_20_text_20__28_2_29_" style:master-page-name="PageStyle1">
      <style:paragraph-properties fo:margin-left="0.1807in" fo:margin-right="0in" fo:margin-top="0in" fo:margin-bottom="0in" loext:contextual-spacing="false" fo:text-align="justify" style:justify-single-word="false" fo:text-indent="0in" style:auto-text-indent="false" style:page-number="4"/>
    </style:style>
    <style:style style:name="P16"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098in"/>
        </style:tab-stops>
      </style:paragraph-properties>
    </style:style>
    <style:style style:name="P17"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8"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9"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898in"/>
        </style:tab-stops>
      </style:paragraph-properties>
    </style:style>
    <style:style style:name="P20"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1"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2" style:family="paragraph" style:parent-style-name="Body_20_text_20__28_3_29_" style:master-page-name="PageStyle0">
      <style:paragraph-properties fo:margin-left="0.1528in" fo:margin-right="0in" fo:margin-top="0in" fo:margin-bottom="0in" loext:contextual-spacing="false" fo:line-height="0.1181in" fo:text-indent="0in" style:auto-text-indent="false" style:page-number="1"/>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0.7118in" fo:margin-right="3.6252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0.7118in" fo:margin-right="3.6598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0.5917in" fo:margin-right="3.8728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3"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2"><text:span text:style-name="CharStyle4">THE EPISTLE OF PAUL TO</text:span></text:p>
        <text:h text:style-name="P14" text:outline-level="1"><text:bookmark-start text:name="bookmark0"/><text:span text:style-name="CharStyle6">TITUS</text:span><text:bookmark-end text:name="bookmark0"/></text:h>
      </text:section>
      <text:section text:style-name="Sect2" text:name="Section1">
        <text:p text:style-name="P2"/>
        <text:p text:style-name="P1"/>
      </text:section>
      <text:section text:style-name="Sect3" text:name="Section2">
        <text:p text:style-name="Body_20_text_20__28_4_29__20__2b__20_DropCap1">I<text:span text:style-name="CharStyle8">Paul a servant of God and an apostle of Jesus Christ for the faith of God’s elect and for their knowledge of the Truth that goes with a religious life, 3 serving in hope of the life eternal which God, who never lies, prom- 3 ised ages ago—he gave effect to his word in due time by a procla­mation with which I have been entrusted by command of God 4 our Saviour:—to Titus my law­ful son in the faith we hold in common: grace and peace from God the Father and Christ Jesus our Saviour.</text:span></text:p>
        <text:p text:style-name="P6"><text:span text:style-name="CharStyle8">5 I left you behind in Crete in order to finish putting things right and also to appoint pres­byters in every town as I .told 6 you, men who are above' re­proach, only once married, with children who believe and who are not liable to the charge of being profligate or insubordi- 7 nate. [For a bishop must be above reproach—he is a steward of God’s house—he must not be presumptuous or hot-tempered or a drunkard or violent or ad- 8 dieted to pilfering; he must be hospitable, a lover of goodness, master of himself, a just man, a religious man, and abstemious; 9 he must hold by the sure truths of doctrine, so as to be able to give instruction in sound doc­trine and refute objections raised io by any.] * For there are plenty of insubordinate creatures who impose on people with their empty arguments, particularly those who have come over from</text:span></text:p>
        <text:p text:style-name="P13"><text:span text:style-name="CharStyle11">* This passage seems to have been added, rather awkwardly, to the original text</text:span></text:p>
        <text:p text:style-name="P4"><text:span text:style-name="CharStyle13">Judaism; they must be silenced, </text:span><text:span text:style-name="CharStyle14">ii </text:span><text:span text:style-name="CharStyle13">for they are undermining whole families by teaching objection­able doctrine for the base end of making money. It has been 12 said by one of themselves, by a prophet of their own, that—</text:span></text:p>
        <text:p text:style-name="P12"><text:span text:style-name="CharStyle8">“Cretans are always liars, evil</text:span></text:p>
        <text:p text:style-name="P11"><text:span text:style-name="CharStyle13">beasts, lazy gluttons.”</text:span></text:p>
        <text:p text:style-name="P4"><text:span text:style-name="CharStyle13">That is a true statement. So 13 deal sharply with them, to have them sound in the faith instead 14 of studying Jewish myths and rules laid down by men who dis­card the Truth. For the pure 15 all things are pure, but nothing is pure for the polluted and un­believing; their very mind and conscience are polluted; theyob profess to know God, but they deny him by their deeds; they are detestable, disobedient, and useless for good .work of any kind..</text:span></text:p>
        <text:p text:style-name="P11"><text:span text:style-name="CharStyle13">You must instruct people </text:span><text:span text:style-name="CharStyle15">ey </text:span><text:span text:style-name="CharStyle13">in what is due to sound doc- “ trine. Tell the older men to be 2 temperate, serious, masters of themselves, sound in faith, in love, and in stedfastness.</text:span></text:p>
        <text:p text:style-name="P4"><text:span text:style-name="CharStyle13">Tell the older women also to be 3 reverent in their demeaiiour and not to be slanderers or slaves to drink; they must give good coun- 4 sel, so that the young women may be trained to love their hus­bands and children, to be mis- </text:span><text:span text:style-name="CharStyle16">5 </text:span><text:span text:style-name="CharStyle13">tress of themselves, chaste, do­mestic, kind, and submissive to their husbands—otherwise it will be a scandal to the gospel.</text:span></text:p>
        <text:p text:style-name="P4"><text:span text:style-name="CharStyle13">Tell the young men also to be </text:span><text:span text:style-name="CharStyle16">6 </text:span><text:span text:style-name="CharStyle13">masters of themselves at all points; set them an example of </text:span><text:span text:style-name="CharStyle16">7 </text:span><text:span text:style-name="CharStyle13">good conduct; be sincere and serious in your teaching, let your </text:span><text:span text:style-name="CharStyle16">8</text:span></text:p>
      </text:section>
      <text:section text:style-name="Sect4" text:name="Section3">
        <text:p text:style-name="P15"><text:span text:style-name="CharStyle13">words be sound and such that no exception can be taken to them, so that the opposite side may be confounded by finding nothing that they can say to our dis-</text:span></text:p>
        <text:p text:style-name="P10"><text:span text:style-name="CharStyle13">9 credit. Tell servants to be submissive to their masters and to give them satisfaction all</text:span></text:p>
        <text:p text:style-name="P10"><text:span text:style-name="CharStyle13">xo round, not to be refractory, not to embezzle, but to prove them­selves truly faithful at all points, so as to be an ornament to the doctrine of God our Saviour in</text:span></text:p>
        <text:list xml:id="list8546945532412467016" text:style-name="L1">
          <text:list-item>
            <text:p text:style-name="P16"><text:span text:style-name="CharStyle13"><text:tab/>all respects. For the grace of God has appeared to save all</text:span></text:p>
          </text:list-item>
          <text:list-item>
            <text:p text:style-name="P17"><text:span text:style-name="CharStyle13"><text:tab/>men, and it schools us to re­nounce irreligion and worldly passions and to live a life of self-mastery, of integrity, and of godliness in this present world,</text:span></text:p>
          </text:list-item>
          <text:list-item>
            <text:p text:style-name="P17"><text:span text:style-name="CharStyle13"><text:tab/>awaiting the blessed hope of the appearance of the Glory of the great God and of our Saviour</text:span></text:p>
          </text:list-item>
          <text:list-item>
            <text:p text:style-name="P18"><text:span text:style-name="CharStyle13"><text:tab/>Christ Jesus, who gave himself up for us to redeem us from all iniquity and secure himself a clean people, with a zest for good deeds.</text:span></text:p>
          </text:list-item>
          <text:list-item>
            <text:p text:style-name="P19"><text:span text:style-name="CharStyle13"><text:tab/>Tell them all this, exhort and reprove them with full author­ity; let no one slight you.</text:span></text:p>
          </text:list-item>
        </text:list>
        <text:p text:style-name="P5"><text:span text:style-name="CharStyle13">Remind them to be submis­sive to their rulers and au­thorities; they must be obedient, they must be ready for any good</text:span></text:p>
        <text:list xml:id="list8207070925836285376" text:style-name="L2">
          <text:list-item>
            <text:p text:style-name="P20"><text:span text:style-name="CharStyle13"><text:tab/>work, they must abuse no one, they must not quarrel, but be conciliatory, displaying perfect</text:span></text:p>
          </text:list-item>
          <text:list-item>
            <text:p text:style-name="P20"><text:span text:style-name="CharStyle13"><text:tab/>gentleness to all men. For we ourselves were once senseless, disobedient, astray, enslaved to all manner of passions and pleas­ures; we spent our days in malice and envy, we were hateful, and</text:span></text:p>
          </text:list-item>
          <text:list-item>
            <text:p text:style-name="P21"><text:span text:style-name="CharStyle13"><text:tab/>we hated one another. But “the</text:span></text:p>
          </text:list-item>
        </text:list>
        <text:p text:style-name="P4"><text:span text:style-name="CharStyle13">goodness and affection of God our Saviour appeared; and he 5 saved us, not for any good deeds we had done but from his own pity for us, by the water that means regeneration and renewal under the holy Spirit which he 6 poured upon us richly through Jesus Christ our Saviour, that 7 we might be justified by his grace and become heirs to the hope of life eternal.” That is a 8 sure saying.</text:span></text:p>
        <text:p text:style-name="P8"><text:span text:style-name="CharStyle13">I want you to insist on this, that those who have faith in God make a point of practising honourable occupations. Such counsels are right and good for men. But avoid foolish contro- 9 versy, and let genealogies and dissensions and strife over the Law alone, for these are fruitless and futile.</text:span></text:p>
        <text:p text:style-name="P8"><text:span text:style-name="CharStyle13">After a first and a second 10 warning have no more to do with a factious person; you may be 11 sure a man like that is perverted; he is sinning and he knows it.</text:span></text:p>
        <text:p text:style-name="P8"><text:span text:style-name="CharStyle13">When I send Artemas or 12 Tychicus to you, do your best to come to me at Nigopolis, for I have decided to' winter there. Give a hearty send-off to Zenas 13 the jurist and Apollos; see that they want for nothing. Our peo- 14 pie must really learn to practise honourable occupations, so as to be able to meet such special oc­casions; they must not be idle.</text:span></text:p>
        <text:p text:style-name="P8"><text:span text:style-name="CharStyle13">All who are with me salute 15 you.</text:span></text:p>
        <text:p text:style-name="P9"><text:span text:style-name="CharStyle8">Salute those who love </text:span><text:span text:style-name="CharStyle20">us </text:span><text:span text:style-name="CharStyle8">in the faith.</text:span></text:p>
        <text:p text:style-name="P7"><text:span text:style-name="CharStyle13">Grace be with you al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onsolas" svg:font-family="Consolas"/>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0866in" fo:text-align="justify" style:justify-single-word="false" fo:text-indent="0.1807in" style:auto-text-indent="false" style:page-number="auto" fo:background-color="#ffffff"/>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indent="0.1807in" style:auto-text-indent="false" style:page-number="auto">
        <style:drop-cap style:lines="2" style:distance="0.053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CharStyle8" style:family="text" style:parent-style-name="DefaultFontStyle">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DropCap1" style:family="text">
      <style:text-properties fo:color="#000000" style:text-line-through-style="none" style:text-line-through-type="none" style:text-position="51%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CharStyle1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4" style:family="text" style:parent-style-name="CharStyle13">
      <style:text-properties fo:font-variant="small-caps" fo:color="#000000" style:text-position="0% 100%" fo:letter-spacing="normal" fo:language="en" fo:country="US" style:language-asian="en" style:country-asian="US" style:language-complex="en" style:country-complex="US" style:text-scale="100%"/>
    </style:style>
    <style:style style:name="CharStyle15" style:family="text" style:parent-style-name="CharStyle13">
      <style:text-properties fo:color="#000000" style:text-position="0% 100%" fo:font-size="9.5pt" fo:letter-spacing="-0.028in" fo:language="en" fo:country="US" fo:font-style="italic" fo:font-weight="bold" style:font-size-asian="9.5pt" style:language-asian="en" style:country-asian="US" style:font-style-asian="italic" style:font-weight-asian="bold" style:font-size-complex="9.5pt" style:language-complex="en" style:country-complex="US" style:font-style-complex="italic" style:font-weight-complex="bold" style:text-scale="100%"/>
    </style:style>
    <style:style style:name="CharStyle16" style:family="text" style:parent-style-name="CharStyle13">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8" style:family="text" style:parent-style-name="DefaultFontStyle">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CharStyle19" style:family="text" style:parent-style-name="CharStyle18">
      <style:text-properties fo:color="#000000" style:text-position="0% 100%" fo:letter-spacing="normal" fo:language="en" fo:country="US" style:language-asian="en" style:country-asian="US" style:language-complex="en" style:country-complex="US" style:text-scale="100%"/>
    </style:style>
    <style:style style:name="CharStyle20" style:family="text" style:parent-style-name="CharStyle8">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71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098in" fo:margin-left="0in" fo:margin-right="0in" fo:margin-bottom="0in"/>
      </style:header-style>
      <style:footer-style>
        <style:header-footer-properties fo:min-height="3.6528in" fo:margin-left="0in" fo:margin-right="0in" fo:margin-top="3.6528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728in" fo:margin-left="0in" fo:margin-right="0in" fo:margin-bottom="0in"/>
      </style:header-style>
      <style:footer-style>
        <style:header-footer-properties fo:min-height="0.8728in" fo:margin-left="0in" fo:margin-right="0in" fo:margin-top="0.8728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
      </style:footer>
      <style:footer-left>
        <text:p text:style-name="MP2"/>
      </style:footer-left>
    </style:master-page>
    <style:master-page style:name="PageStyle1" style:page-layout-name="Mpm3">
      <style:header>
        <text:p text:style-name="MP1"><draw:frame draw:style-name="Mfr1" draw:name="Frame1" text:anchor-type="paragraph" svg:x="0.6083in" svg:y="0.6134in" draw:z-index="0"><draw:text-box fo:min-height="0.1236in" fo:min-width="2.3071in"><text:p text:style-name="MP3"><text:span text:style-name="CharStyle19">272<text:tab/>TITUS 3</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2" meta:paragraph-count="32" meta:word-count="1049" meta:character-count="5547" meta:non-whitespace-character-count="4535"/>
    <meta:generator>LibreOffice/4.4.5.2$Windows_x86 LibreOffice_project/a22f674fd25a3b6f45bdebf25400ed2adff0ff99</meta:generator>
  </office:meta>
</office:document-meta>
</file>